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死亡">
            <text:p>死亡</text:p>
          </table:table-cell>
          <table:table-cell office:value-type="string" office:value="しぼう">
            <text:p>しぼう</text:p>
          </table:table-cell>
          <table:table-cell office:value-type="string" office:value="death of a person">
            <text:p>death of a per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故では二人死亡したの。">
            <text:p>その事故では二人死亡したの。</text:p>
          </table:table-cell>
          <table:table-cell office:value-type="string" office:value="その じこ で は ふたり しぼう した の。">
            <text:p>その じこ で は ふたり しぼう した の。</text:p>
          </table:table-cell>
          <table:table-cell office:value-type="string" office:value="Two people died in the accident.">
            <text:p>Two people di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載る">
            <text:p>載る</text:p>
          </table:table-cell>
          <table:table-cell office:value-type="string" office:value="のる">
            <text:p>のる</text:p>
          </table:table-cell>
          <table:table-cell office:value-type="string" office:value="appear in print, be published">
            <text:p>appear in print, be publi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の論文が雑誌に載りましたよ。">
            <text:p>先生の論文が雑誌に載りましたよ。</text:p>
          </table:table-cell>
          <table:table-cell office:value-type="string" office:value="せんせい の ろんぶん が ざっし に のりました よ。">
            <text:p>せんせい の ろんぶん が ざっし に のりました よ。</text:p>
          </table:table-cell>
          <table:table-cell office:value-type="string" office:value="Our professor's paper was published in a magazine.">
            <text:p>Our professor's paper was published in a magaz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抱く">
            <text:p>抱く</text:p>
          </table:table-cell>
          <table:table-cell office:value-type="string" office:value="いだく">
            <text:p>いだく</text:p>
          </table:table-cell>
          <table:table-cell office:value-type="string" office:value="embrace, have a dream">
            <text:p>embrace, have a drea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少年よ大志を抱け。">
            <text:p>少年よ大志を抱け。</text:p>
          </table:table-cell>
          <table:table-cell office:value-type="string" office:value="しょうねん よ たいし を いだけ。">
            <text:p>しょうねん よ たいし を いだけ。</text:p>
          </table:table-cell>
          <table:table-cell office:value-type="string" office:value="Boys, be ambitious.">
            <text:p>Boys, be ambit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説">
            <text:p>説</text:p>
          </table:table-cell>
          <table:table-cell office:value-type="string" office:value="せつ">
            <text:p>せつ</text:p>
          </table:table-cell>
          <table:table-cell office:value-type="string" office:value="theory, opinion">
            <text:p>theory, opi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説が正しいと思う。">
            <text:p>私は彼の説が正しいと思う。</text:p>
          </table:table-cell>
          <table:table-cell office:value-type="string" office:value="わたし は かれ の せつ が ただしい と おもう。">
            <text:p>わたし は かれ の せつ が ただしい と おもう。</text:p>
          </table:table-cell>
          <table:table-cell office:value-type="string" office:value="I think that his theory is correct.">
            <text:p>I think that his theory is corr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理想">
            <text:p>理想</text:p>
          </table:table-cell>
          <table:table-cell office:value-type="string" office:value="りそう">
            <text:p>りそう</text:p>
          </table:table-cell>
          <table:table-cell office:value-type="string" office:value="ideal">
            <text:p>id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い理想をもっているの。">
            <text:p>彼は高い理想をもっているの。</text:p>
          </table:table-cell>
          <table:table-cell office:value-type="string" office:value="かれ は たかい りそう を もって いる の 。">
            <text:p>かれ は たかい りそう を もって いる の 。</text:p>
          </table:table-cell>
          <table:table-cell office:value-type="string" office:value="He has high ideals.">
            <text:p>He has high id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験">
            <text:p>受験</text:p>
          </table:table-cell>
          <table:table-cell office:value-type="string" office:value="じゅけん">
            <text:p>じゅけん</text:p>
          </table:table-cell>
          <table:table-cell office:value-type="string" office:value="take an examination">
            <text:p>take an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語能力試験を受験したんだ。">
            <text:p>日本語能力試験を受験したんだ。</text:p>
          </table:table-cell>
          <table:table-cell office:value-type="string" office:value="にほん ご のうりょく しけん を じゅけん した ん だ。">
            <text:p>にほん ご のうりょく しけん を じゅけん した ん だ。</text:p>
          </table:table-cell>
          <table:table-cell office:value-type="string" office:value="I took the Japanese proficiency test.">
            <text:p>I took the Japanese proficiency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観察">
            <text:p>観察</text:p>
          </table:table-cell>
          <table:table-cell office:value-type="string" office:value="かんさつ">
            <text:p>かんさつ</text:p>
          </table:table-cell>
          <table:table-cell office:value-type="string" office:value="observation">
            <text:p>obser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花の成長を観察して日記を書きなさい。">
            <text:p>花の成長を観察して日記を書きなさい。</text:p>
          </table:table-cell>
          <table:table-cell office:value-type="string" office:value="はな の せいちょう を かんさつ して にっき を かきなさい。">
            <text:p>はな の せいちょう を かんさつ して にっき を かきなさい。</text:p>
          </table:table-cell>
          <table:table-cell office:value-type="string" office:value="Observe the growth of the flower and record it in your diary.">
            <text:p>Observe the growth of the flower and record it in your di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税金">
            <text:p>税金</text:p>
          </table:table-cell>
          <table:table-cell office:value-type="string" office:value="ぜいきん">
            <text:p>ぜいきん</text:p>
          </table:table-cell>
          <table:table-cell office:value-type="string" office:value="tax, tax charge">
            <text:p>tax, tax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税金の無駄遣いだね。">
            <text:p>これは税金の無駄遣いだね。</text:p>
          </table:table-cell>
          <table:table-cell office:value-type="string" office:value="これ は ぜいきん の むだづかい だ ね。">
            <text:p>これ は ぜいきん の むだづかい だ ね。</text:p>
          </table:table-cell>
          <table:table-cell office:value-type="string" office:value="This is a waste of tax money.">
            <text:p>This is a waste of tax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異常">
            <text:p>異常</text:p>
          </table:table-cell>
          <table:table-cell office:value-type="string" office:value="いじょう">
            <text:p>いじょう</text:p>
          </table:table-cell>
          <table:table-cell office:value-type="string" office:value="abnormal, abnormality">
            <text:p>abnormal, abnormal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年の夏は異常な暑さですね。">
            <text:p>今年の夏は異常な暑さですね。</text:p>
          </table:table-cell>
          <table:table-cell office:value-type="string" office:value="ことし の なつ は いじょうな あつさ です ね。">
            <text:p>ことし の なつ は いじょうな あつさ です ね。</text:p>
          </table:table-cell>
          <table:table-cell office:value-type="string" office:value="It's abnormally hot this summer.">
            <text:p>It's abnormally hot this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事">
            <text:p>無事</text:p>
          </table:table-cell>
          <table:table-cell office:value-type="string" office:value="ぶじ">
            <text:p>ぶじ</text:p>
          </table:table-cell>
          <table:table-cell office:value-type="string" office:value="safely, peacefully">
            <text:p>safely, peacefu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無事、家に着きました。">
            <text:p>無事、家に着きました。</text:p>
          </table:table-cell>
          <table:table-cell office:value-type="string" office:value="ぶじ、いえ に つきました。">
            <text:p>ぶじ、いえ に つきました。</text:p>
          </table:table-cell>
          <table:table-cell office:value-type="string" office:value="I arrived home safely.">
            <text:p>I arrived home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統計">
            <text:p>統計</text:p>
          </table:table-cell>
          <table:table-cell office:value-type="string" office:value="とうけい">
            <text:p>とうけい</text:p>
          </table:table-cell>
          <table:table-cell office:value-type="string" office:value="statistics, figures">
            <text:p>statistics, figur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昨年の売り上げの統計です。">
            <text:p>これは昨年の売り上げの統計です。</text:p>
          </table:table-cell>
          <table:table-cell office:value-type="string" office:value="これ は さくねん の うりあげ の とうけい です。">
            <text:p>これ は さくねん の うりあげ の とうけい です。</text:p>
          </table:table-cell>
          <table:table-cell office:value-type="string" office:value="These are the figures of last year's sales.">
            <text:p>These are the figures of last year's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周囲">
            <text:p>周囲</text:p>
          </table:table-cell>
          <table:table-cell office:value-type="string" office:value="しゅうい">
            <text:p>しゅうい</text:p>
          </table:table-cell>
          <table:table-cell office:value-type="string" office:value="circumference, surroundings">
            <text:p>circumference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声で話すと周囲の人に迷惑ですよ。">
            <text:p>大声で話すと周囲の人に迷惑ですよ。</text:p>
          </table:table-cell>
          <table:table-cell office:value-type="string" office:value="おおごえ で はなす と しゅうい の ひと に めいわく です よ。">
            <text:p>おおごえ で はなす と しゅうい の ひと に めいわく です よ。</text:p>
          </table:table-cell>
          <table:table-cell office:value-type="string" office:value="If you speak loudly, you will disturb people around you.">
            <text:p>If you speak loudly, you will disturb people around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事">
            <text:p>見事</text:p>
          </table:table-cell>
          <table:table-cell office:value-type="string" office:value="みごと">
            <text:p>みごと</text:p>
          </table:table-cell>
          <table:table-cell office:value-type="string" office:value="splendid, admirable">
            <text:p>splendid, admir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見事なジャンプを見せたね。">
            <text:p>彼は見事なジャンプを見せたね。</text:p>
          </table:table-cell>
          <table:table-cell office:value-type="string" office:value="かれ は みごとな ジャンプ を みせた ね。">
            <text:p>かれ は みごとな ジャンプ を みせた ね。</text:p>
          </table:table-cell>
          <table:table-cell office:value-type="string" office:value="He showed us a splendid jump.">
            <text:p>He showed us a splendid ju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児童">
            <text:p>児童</text:p>
          </table:table-cell>
          <table:table-cell office:value-type="string" office:value="じどう">
            <text:p>じどう</text:p>
          </table:table-cell>
          <table:table-cell office:value-type="string" office:value="(school) children">
            <text:p>(school) childr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児童の通学路です。">
            <text:p>ここは児童の通学路です。</text:p>
          </table:table-cell>
          <table:table-cell office:value-type="string" office:value="ここ は じどう の つうがく ろ です。">
            <text:p>ここ は じどう の つうがく ろ です。</text:p>
          </table:table-cell>
          <table:table-cell office:value-type="string" office:value="This is a school route for children.">
            <text:p>This is a school route fo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後">
            <text:p>前後</text:p>
          </table:table-cell>
          <table:table-cell office:value-type="string" office:value="ぜんご">
            <text:p>ぜんご</text:p>
          </table:table-cell>
          <table:table-cell office:value-type="string" office:value="around, order">
            <text:p>around, 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ちらに着くのは6時前後です。">
            <text:p>そちらに着くのは6時前後です。</text:p>
          </table:table-cell>
          <table:table-cell office:value-type="string" office:value="そちら に つく の は 6 じ ぜんご です。">
            <text:p>そちら に つく の は 6 じ ぜんご です。</text:p>
          </table:table-cell>
          <table:table-cell office:value-type="string" office:value="I will arrive there around 6 o'clock.">
            <text:p>I will arrive there around 6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や">
            <text:p>やや</text:p>
          </table:table-cell>
          <table:table-cell office:value-type="string" office:value="やや">
            <text:p>やや</text:p>
          </table:table-cell>
          <table:table-cell office:value-type="string" office:value="slightly, a little">
            <text:p>slightly, a litt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服、私にはやや小さいみたい。">
            <text:p>この服、私にはやや小さいみたい。</text:p>
          </table:table-cell>
          <table:table-cell office:value-type="string" office:value="この ふく、わたし に は やや ちいさい みたい。">
            <text:p>この ふく、わたし に は やや ちいさい みたい。</text:p>
          </table:table-cell>
          <table:table-cell office:value-type="string" office:value="It looks like these clothes are a little tight on me.">
            <text:p>It looks like these clothes are a little tight on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女子">
            <text:p>女子</text:p>
          </table:table-cell>
          <table:table-cell office:value-type="string" office:value="じょし">
            <text:p>じょし</text:p>
          </table:table-cell>
          <table:table-cell office:value-type="string" office:value="woman, girl">
            <text:p>woman, gir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クラスの女子は18人です。">
            <text:p>このクラスの女子は18人です。</text:p>
          </table:table-cell>
          <table:table-cell office:value-type="string" office:value="この クラス の じょし は 18 にん です。">
            <text:p>この クラス の じょし は 18 にん です。</text:p>
          </table:table-cell>
          <table:table-cell office:value-type="string" office:value="There are 18 girls in this class.">
            <text:p>There are 18 girls in thi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常識">
            <text:p>常識</text:p>
          </table:table-cell>
          <table:table-cell office:value-type="string" office:value="じょうしき">
            <text:p>じょうしき</text:p>
          </table:table-cell>
          <table:table-cell office:value-type="string" office:value="common sense, common knowledge">
            <text:p>common sense, common knowl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んなの常識だよ。">
            <text:p>そんなの常識だよ。</text:p>
          </table:table-cell>
          <table:table-cell office:value-type="string" office:value="そんな の じょうしき だ よ。">
            <text:p>そんな の じょうしき だ よ。</text:p>
          </table:table-cell>
          <table:table-cell office:value-type="string" office:value="That is common sense.">
            <text:p>That is common s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博士">
            <text:p>博士</text:p>
          </table:table-cell>
          <table:table-cell office:value-type="string" office:value="はかせ">
            <text:p>はかせ</text:p>
          </table:table-cell>
          <table:table-cell office:value-type="string" office:value="expert, master">
            <text:p>expert, 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息子は野球のことをよく知っていて、野球博士と言われている。">
            <text:p>うちの息子は野球のことをよく知っていて、野球博士と言われている。</text:p>
          </table:table-cell>
          <table:table-cell office:value-type="string" office:value="うち の むすこ は やきゅう の こと を よく しって いて、やきゅう はかせ と いわれて いる。">
            <text:p>うち の むすこ は やきゅう の こと を よく しって いて、やきゅう はかせ と いわれて いる。</text:p>
          </table:table-cell>
          <table:table-cell office:value-type="string" office:value="My son knows a lot about baseball and is said to be a baseball expert.">
            <text:p>My son knows a lot about baseball and is said to be a baseball exp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余裕">
            <text:p>余裕</text:p>
          </table:table-cell>
          <table:table-cell office:value-type="string" office:value="よゆう">
            <text:p>よゆう</text:p>
          </table:table-cell>
          <table:table-cell office:value-type="string" office:value="room, leeway (time, money etc.)">
            <text:p>room, leeway (time, money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発まで時間の余裕があります。">
            <text:p>出発まで時間の余裕があります。</text:p>
          </table:table-cell>
          <table:table-cell office:value-type="string" office:value="しゅっぱつ まで じかん の よゆう が あります。">
            <text:p>しゅっぱつ まで じかん の よゆう が あります。</text:p>
          </table:table-cell>
          <table:table-cell office:value-type="string" office:value="We have plenty of time before departure.">
            <text:p>We have plenty of time before depar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準">
            <text:p>水準</text:p>
          </table:table-cell>
          <table:table-cell office:value-type="string" office:value="すいじゅん">
            <text:p>すいじゅん</text:p>
          </table:table-cell>
          <table:table-cell office:value-type="string" office:value="level, standard">
            <text:p>level, stand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の応募作品は水準が高かったね。">
            <text:p>今年の応募作品は水準が高かったね。</text:p>
          </table:table-cell>
          <table:table-cell office:value-type="string" office:value="ことし の おうぼ さくひん は すいじゅん が たかかった ね。">
            <text:p>ことし の おうぼ さくひん は すいじゅん が たかかった ね。</text:p>
          </table:table-cell>
          <table:table-cell office:value-type="string" office:value="The level of entries this year was high.">
            <text:p>The level of entries this year was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講師">
            <text:p>講師</text:p>
          </table:table-cell>
          <table:table-cell office:value-type="string" office:value="こうし">
            <text:p>こうし</text:p>
          </table:table-cell>
          <table:table-cell office:value-type="string" office:value="lecturer, instructor">
            <text:p>lecturer, instr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専門家を講師に招いた。">
            <text:p>専門家を講師に招いた。</text:p>
          </table:table-cell>
          <table:table-cell office:value-type="string" office:value="せんもんか を こうし に まねいた。">
            <text:p>せんもんか を こうし に まねいた。</text:p>
          </table:table-cell>
          <table:table-cell office:value-type="string" office:value="We invited a specialist to lecture the class.">
            <text:p>We invited a specialist to lecture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価">
            <text:p>物価</text:p>
          </table:table-cell>
          <table:table-cell office:value-type="string" office:value="ぶっか">
            <text:p>ぶっか</text:p>
          </table:table-cell>
          <table:table-cell office:value-type="string" office:value="prices">
            <text:p>pri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の物価はここ10年でだいぶ上がったね。">
            <text:p>この国の物価はここ10年でだいぶ上がったね。</text:p>
          </table:table-cell>
          <table:table-cell office:value-type="string" office:value="この くに の ぶっか は ここ 10 ねん で だいぶ あがった ね。">
            <text:p>この くに の ぶっか は ここ 10 ねん で だいぶ あがった ね。</text:p>
          </table:table-cell>
          <table:table-cell office:value-type="string" office:value="Prices in this country have gone up considerably over the last ten years.">
            <text:p>Prices in this country have gone up considerably over the last ten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統一">
            <text:p>統一</text:p>
          </table:table-cell>
          <table:table-cell office:value-type="string" office:value="とういつ">
            <text:p>とういつ</text:p>
          </table:table-cell>
          <table:table-cell office:value-type="string" office:value="unity, standardization">
            <text:p>unity, standard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文字の大きさは統一してください。">
            <text:p>文字の大きさは統一してください。</text:p>
          </table:table-cell>
          <table:table-cell office:value-type="string" office:value="もじ の おおきさ は とういつ して ください。">
            <text:p>もじ の おおきさ は とういつ して ください。</text:p>
          </table:table-cell>
          <table:table-cell office:value-type="string" office:value="Please standardize the size of characters.">
            <text:p>Please standardize the size of charac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暮らす">
            <text:p>暮らす</text:p>
          </table:table-cell>
          <table:table-cell office:value-type="string" office:value="くらす">
            <text:p>くらす</text:p>
          </table:table-cell>
          <table:table-cell office:value-type="string" office:value="live, lead a life">
            <text:p>live, lead a lif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将来は海の近くで暮らしたいな。">
            <text:p>将来は海の近くで暮らしたいな。</text:p>
          </table:table-cell>
          <table:table-cell office:value-type="string" office:value="しょうらい は うみ の ちかく で くらしたい な。">
            <text:p>しょうらい は うみ の ちかく で くらしたい な。</text:p>
          </table:table-cell>
          <table:table-cell office:value-type="string" office:value="I want to live near the sea in the future.">
            <text:p>I want to live near the sea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致す">
            <text:p>致す</text:p>
          </table:table-cell>
          <table:table-cell office:value-type="string" office:value="いたす">
            <text:p>いたす</text:p>
          </table:table-cell>
          <table:table-cell office:value-type="string" office:value="do (humble)">
            <text:p>do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からご連絡致します。">
            <text:p>私からご連絡致します。</text:p>
          </table:table-cell>
          <table:table-cell office:value-type="string" office:value="わたくし から ごれんらく いたします。">
            <text:p>わたくし から ごれんらく いたします。</text:p>
          </table:table-cell>
          <table:table-cell office:value-type="string" office:value="I'll get in touch with you.">
            <text:p>I'll get in touch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苦労">
            <text:p>苦労</text:p>
          </table:table-cell>
          <table:table-cell office:value-type="string" office:value="くろう">
            <text:p>くろう</text:p>
          </table:table-cell>
          <table:table-cell office:value-type="string" office:value="hardship, suffering">
            <text:p>hardship, suff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は苦労して私たちを育てたの。">
            <text:p>母は苦労して私たちを育てたの。</text:p>
          </table:table-cell>
          <table:table-cell office:value-type="string" office:value="はは は くろう して わたし たち を そだてた の。">
            <text:p>はは は くろう して わたし たち を そだてた の。</text:p>
          </table:table-cell>
          <table:table-cell office:value-type="string" office:value="Our mother had a hard time bringing us up.">
            <text:p>Our mother had a hard time bringing us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停止">
            <text:p>停止</text:p>
          </table:table-cell>
          <table:table-cell office:value-type="string" office:value="ていし">
            <text:p>ていし</text:p>
          </table:table-cell>
          <table:table-cell office:value-type="string" office:value="stop, suspension">
            <text:p>stop, susp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突然、機械が停止してしまったの。">
            <text:p>突然、機械が停止してしまったの。</text:p>
          </table:table-cell>
          <table:table-cell office:value-type="string" office:value="とつぜん、きかい が ていし して しまった の。">
            <text:p>とつぜん、きかい が ていし して しまった の。</text:p>
          </table:table-cell>
          <table:table-cell office:value-type="string" office:value="The machine stopped all of a sudden.">
            <text:p>The machine stopped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う">
            <text:p>食う</text:p>
          </table:table-cell>
          <table:table-cell office:value-type="string" office:value="くう">
            <text:p>くう</text:p>
          </table:table-cell>
          <table:table-cell office:value-type="string" office:value="eat (casual)">
            <text:p>eat (casual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腹一杯食った。">
            <text:p>腹一杯食った。</text:p>
          </table:table-cell>
          <table:table-cell office:value-type="string" office:value="はらいっぱい くった。">
            <text:p>はらいっぱい くった。</text:p>
          </table:table-cell>
          <table:table-cell office:value-type="string" office:value="I ate heartily.">
            <text:p>I ate heart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隠す">
            <text:p>隠す</text:p>
          </table:table-cell>
          <table:table-cell office:value-type="string" office:value="かくす">
            <text:p>かくす</text:p>
          </table:table-cell>
          <table:table-cell office:value-type="string" office:value="hide, conceal">
            <text:p>hide, conce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僕に隠していることはないですか。">
            <text:p>僕に隠していることはないですか。</text:p>
          </table:table-cell>
          <table:table-cell office:value-type="string" office:value="ぼく に かくして いる こと は ない です か。">
            <text:p>ぼく に かくして いる こと は ない です か。</text:p>
          </table:table-cell>
          <table:table-cell office:value-type="string" office:value="Are you hiding anything from me?">
            <text:p>Are you hiding anything from 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化学">
            <text:p>化学</text:p>
          </table:table-cell>
          <table:table-cell office:value-type="string" office:value="かがく">
            <text:p>かがく</text:p>
          </table:table-cell>
          <table:table-cell office:value-type="string" office:value="chemistry">
            <text:p>chemi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化粧品は化学工場で作られます。">
            <text:p>化粧品は化学工場で作られます。</text:p>
          </table:table-cell>
          <table:table-cell office:value-type="string" office:value="けしょう ひん は かがく こうじょう で つくられます。">
            <text:p>けしょう ひん は かがく こうじょう で つくられます。</text:p>
          </table:table-cell>
          <table:table-cell office:value-type="string" office:value="Cosmetics are made in chemical factories.">
            <text:p>Cosmetics are made in chemical fact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信用">
            <text:p>信用</text:p>
          </table:table-cell>
          <table:table-cell office:value-type="string" office:value="しんよう">
            <text:p>しんよう</text:p>
          </table:table-cell>
          <table:table-cell office:value-type="string" office:value="trust, credit">
            <text:p>trust, cred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言うことは信用できない。">
            <text:p>彼の言うことは信用できない。</text:p>
          </table:table-cell>
          <table:table-cell office:value-type="string" office:value="かれ の いう こと は しんよう できない。">
            <text:p>かれ の いう こと は しんよう できない。</text:p>
          </table:table-cell>
          <table:table-cell office:value-type="string" office:value="I can't trust what he says.">
            <text:p>I can't trust what he s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優れる">
            <text:p>優れる</text:p>
          </table:table-cell>
          <table:table-cell office:value-type="string" office:value="すぐれる">
            <text:p>すぐれる</text:p>
          </table:table-cell>
          <table:table-cell office:value-type="string" office:value="be superior to, be excellent">
            <text:p>be superior to, be excell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常に優れた選手です。">
            <text:p>彼は非常に優れた選手です。</text:p>
          </table:table-cell>
          <table:table-cell office:value-type="string" office:value="かれ は ひじょうに すぐれた せんしゅ です。">
            <text:p>かれ は ひじょうに すぐれた せんしゅ です。</text:p>
          </table:table-cell>
          <table:table-cell office:value-type="string" office:value="He is an excellent athlete.">
            <text:p>He is an excellent ath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度">
            <text:p>高度</text:p>
          </table:table-cell>
          <table:table-cell office:value-type="string" office:value="こうど">
            <text:p>こうど</text:p>
          </table:table-cell>
          <table:table-cell office:value-type="string" office:value="high degree">
            <text:p>high degre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高度な技術をもつ人材を集めました。">
            <text:p>高度な技術をもつ人材を集めました。</text:p>
          </table:table-cell>
          <table:table-cell office:value-type="string" office:value="こうどな ぎじゅつ を もつ じんざい を あつめました 。">
            <text:p>こうどな ぎじゅつ を もつ じんざい を あつめました 。</text:p>
          </table:table-cell>
          <table:table-cell office:value-type="string" office:value="We've gathered highly-skilled people.">
            <text:p>We've gathered highly-skilled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宣伝">
            <text:p>宣伝</text:p>
          </table:table-cell>
          <table:table-cell office:value-type="string" office:value="せんでん">
            <text:p>せんでん</text:p>
          </table:table-cell>
          <table:table-cell office:value-type="string" office:value="publicity, advertisement">
            <text:p>publicity, advertis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商品の宣伝をよく見かけます。">
            <text:p>その商品の宣伝をよく見かけます。</text:p>
          </table:table-cell>
          <table:table-cell office:value-type="string" office:value="その しょうひん の せんでん を よく みかけます。">
            <text:p>その しょうひん の せんでん を よく みかけます。</text:p>
          </table:table-cell>
          <table:table-cell office:value-type="string" office:value="I see this product advertisement a lot.">
            <text:p>I see this product advertisement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払う">
            <text:p>支払う</text:p>
          </table:table-cell>
          <table:table-cell office:value-type="string" office:value="しはらう">
            <text:p>しはらう</text:p>
          </table:table-cell>
          <table:table-cell office:value-type="string" office:value="pay (money)">
            <text:p>pay (mone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ウンターで料金を支払った。">
            <text:p>カウンターで料金を支払った。</text:p>
          </table:table-cell>
          <table:table-cell office:value-type="string" office:value="カウンター で りょうきん を しはらった。">
            <text:p>カウンター で りょうきん を しはらった。</text:p>
          </table:table-cell>
          <table:table-cell office:value-type="string" office:value="I paid the fee at the counter.">
            <text:p>I paid the fee at the cou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要">
            <text:p>主要</text:p>
          </table:table-cell>
          <table:table-cell office:value-type="string" office:value="しゅよう">
            <text:p>しゅよう</text:p>
          </table:table-cell>
          <table:table-cell office:value-type="string" office:value="major, principal">
            <text:p>major, princip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IT産業はインドの主要産業よね。">
            <text:p>IT産業はインドの主要産業よね。</text:p>
          </table:table-cell>
          <table:table-cell office:value-type="string" office:value="アイティー さんぎょう は インド の しゅよう さんぎょう よ ね。">
            <text:p>アイティー さんぎょう は インド の しゅよう さんぎょう よ ね。</text:p>
          </table:table-cell>
          <table:table-cell office:value-type="string" office:value="IT is a major industry in India.">
            <text:p>IT is a major industry in In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謎">
            <text:p>謎</text:p>
          </table:table-cell>
          <table:table-cell office:value-type="string" office:value="なぞ">
            <text:p>なぞ</text:p>
          </table:table-cell>
          <table:table-cell office:value-type="string" office:value="puzzle, mystery">
            <text:p>puzzle, myst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ピラミッドには謎が多いんだ。">
            <text:p>ピラミッドには謎が多いんだ。</text:p>
          </table:table-cell>
          <table:table-cell office:value-type="string" office:value="ピラミッド に は なぞ が おおい ん だ。">
            <text:p>ピラミッド に は なぞ が おおい ん だ。</text:p>
          </table:table-cell>
          <table:table-cell office:value-type="string" office:value="There are a lot of mysteries about pyramids.">
            <text:p>There are a lot of mysteries about pyram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理">
            <text:p>物理</text:p>
          </table:table-cell>
          <table:table-cell office:value-type="string" office:value="ぶつり">
            <text:p>ぶつり</text:p>
          </table:table-cell>
          <table:table-cell office:value-type="string" office:value="physics">
            <text:p>phys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物理を専攻している。">
            <text:p>彼は物理を専攻している。</text:p>
          </table:table-cell>
          <table:table-cell office:value-type="string" office:value="かれ は ぶつり を せんこう して いる。">
            <text:p>かれ は ぶつり を せんこう して いる。</text:p>
          </table:table-cell>
          <table:table-cell office:value-type="string" office:value="He majors in physics.">
            <text:p>He majors in phy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恋">
            <text:p>恋</text:p>
          </table:table-cell>
          <table:table-cell office:value-type="string" office:value="こい">
            <text:p>こい</text:p>
          </table:table-cell>
          <table:table-cell office:value-type="string" office:value="love, romance">
            <text:p>love, ro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恋をしてきれいになったね。">
            <text:p>彼女は恋をしてきれいになったね。</text:p>
          </table:table-cell>
          <table:table-cell office:value-type="string" office:value="かのじょ は こい を して きれい に なった ね。">
            <text:p>かのじょ は こい を して きれい に なった ね。</text:p>
          </table:table-cell>
          <table:table-cell office:value-type="string" office:value="She fell in love and became prettier.">
            <text:p>She fell in love and became prett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笑顔">
            <text:p>笑顔</text:p>
          </table:table-cell>
          <table:table-cell office:value-type="string" office:value="えがお">
            <text:p>えがお</text:p>
          </table:table-cell>
          <table:table-cell office:value-type="string" office:value="smiling face, smile">
            <text:p>smiling face, smi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ちゃんの笑顔が可愛い。">
            <text:p>赤ちゃんの笑顔が可愛い。</text:p>
          </table:table-cell>
          <table:table-cell office:value-type="string" office:value="あかちゃん の えがお が かわいい 。">
            <text:p>あかちゃん の えがお が かわいい 。</text:p>
          </table:table-cell>
          <table:table-cell office:value-type="string" office:value="The baby's smile is cute.">
            <text:p>The baby's smile is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動作">
            <text:p>動作</text:p>
          </table:table-cell>
          <table:table-cell office:value-type="string" office:value="どうさ">
            <text:p>どうさ</text:p>
          </table:table-cell>
          <table:table-cell office:value-type="string" office:value="movement, action">
            <text:p>movement, 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動作が機敏です。">
            <text:p>彼は動作が機敏です。</text:p>
          </table:table-cell>
          <table:table-cell office:value-type="string" office:value="かれ は どうさ が きびん です。">
            <text:p>かれ は どうさ が きびん です。</text:p>
          </table:table-cell>
          <table:table-cell office:value-type="string" office:value="His movements are quick.">
            <text:p>His movements are qu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じる">
            <text:p>通じる</text:p>
          </table:table-cell>
          <table:table-cell office:value-type="string" office:value="つうじる">
            <text:p>つうじる</text:p>
          </table:table-cell>
          <table:table-cell office:value-type="string" office:value="pass, communicate with">
            <text:p>pass, communicate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国では英語は通じますか。">
            <text:p>その国では英語は通じますか。</text:p>
          </table:table-cell>
          <table:table-cell office:value-type="string" office:value="その くに で は えいご は つうじます か。">
            <text:p>その くに で は えいご は つうじます か。</text:p>
          </table:table-cell>
          <table:table-cell office:value-type="string" office:value="Do they speak English in that country?">
            <text:p>Do they speak English in that count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省">
            <text:p>反省</text:p>
          </table:table-cell>
          <table:table-cell office:value-type="string" office:value="はんせい">
            <text:p>はんせい</text:p>
          </table:table-cell>
          <table:table-cell office:value-type="string" office:value="reflection of one's past conduct, repentance">
            <text:p>reflection of one's past conduct, repen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十分反省しています。">
            <text:p>彼は十分反省しています。</text:p>
          </table:table-cell>
          <table:table-cell office:value-type="string" office:value="かれ は じゅうぶん はんせい して います。">
            <text:p>かれ は じゅうぶん はんせい して います。</text:p>
          </table:table-cell>
          <table:table-cell office:value-type="string" office:value="He has repented enough.">
            <text:p>He has repented en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身">
            <text:p>中身</text:p>
          </table:table-cell>
          <table:table-cell office:value-type="string" office:value="なかみ">
            <text:p>なかみ</text:p>
          </table:table-cell>
          <table:table-cell office:value-type="string" office:value="content, interior">
            <text:p>content, int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ばんの中身を見せてください。">
            <text:p>かばんの中身を見せてください。</text:p>
          </table:table-cell>
          <table:table-cell office:value-type="string" office:value="かばん の なかみ を みせて ください。">
            <text:p>かばん の なかみ を みせて ください。</text:p>
          </table:table-cell>
          <table:table-cell office:value-type="string" office:value="Please show me the contents of your bag.">
            <text:p>Please show me the contents of your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製作">
            <text:p>製作</text:p>
          </table:table-cell>
          <table:table-cell office:value-type="string" office:value="せいさく">
            <text:p>せいさく</text:p>
          </table:table-cell>
          <table:table-cell office:value-type="string" office:value="manufacture, production">
            <text:p>manufacture, p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映画は香港で製作されました。">
            <text:p>この映画は香港で製作されました。</text:p>
          </table:table-cell>
          <table:table-cell office:value-type="string" office:value="この えいが は ほんこん で せいさく されました。">
            <text:p>この えいが は ほんこん で せいさく されました。</text:p>
          </table:table-cell>
          <table:table-cell office:value-type="string" office:value="This movie was produced in Hong Kong.">
            <text:p>This movie was produced in Hong K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診断">
            <text:p>診断</text:p>
          </table:table-cell>
          <table:table-cell office:value-type="string" office:value="しんだん">
            <text:p>しんだん</text:p>
          </table:table-cell>
          <table:table-cell office:value-type="string" office:value="diagnosis">
            <text:p>diagno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医師は異常なしと診断したんだ。">
            <text:p>医師は異常なしと診断したんだ。</text:p>
          </table:table-cell>
          <table:table-cell office:value-type="string" office:value="いし は いじょう なし と しんだん した ん だ。">
            <text:p>いし は いじょう なし と しんだん した ん だ。</text:p>
          </table:table-cell>
          <table:table-cell office:value-type="string" office:value="According to the doctor's diagnosis, there was no abnormality.">
            <text:p>According to the doctor's diagnosis, there was no abnorm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試す">
            <text:p>試す</text:p>
          </table:table-cell>
          <table:table-cell office:value-type="string" office:value="ためす">
            <text:p>ためす</text:p>
          </table:table-cell>
          <table:table-cell office:value-type="string" office:value="try, test">
            <text:p>try, t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ソフトウェアを試したの。">
            <text:p>彼はそのソフトウェアを試したの。</text:p>
          </table:table-cell>
          <table:table-cell office:value-type="string" office:value="かれ は その ソフトウェア を ためした の。">
            <text:p>かれ は その ソフトウェア を ためした の。</text:p>
          </table:table-cell>
          <table:table-cell office:value-type="string" office:value="He tested the software.">
            <text:p>He tested the softw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すます">
            <text:p>ますます</text:p>
          </table:table-cell>
          <table:table-cell office:value-type="string" office:value="ますます">
            <text:p>ますます</text:p>
          </table:table-cell>
          <table:table-cell office:value-type="string" office:value="increasingly, more and more">
            <text:p>increasingly, more and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状況はますます悪くなったね。">
            <text:p>状況はますます悪くなったね。</text:p>
          </table:table-cell>
          <table:table-cell office:value-type="string" office:value="じょうきょう は ますます わるく なった ね。">
            <text:p>じょうきょう は ますます わるく なった ね。</text:p>
          </table:table-cell>
          <table:table-cell office:value-type="string" office:value="The situation has gotten worse and worse.">
            <text:p>The situation has gotten worse and wo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去る">
            <text:p>去る</text:p>
          </table:table-cell>
          <table:table-cell office:value-type="string" office:value="さる">
            <text:p>さる</text:p>
          </table:table-cell>
          <table:table-cell office:value-type="string" office:value="go away, leave">
            <text:p>go away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去る者は追わず。">
            <text:p>去る者は追わず。</text:p>
          </table:table-cell>
          <table:table-cell office:value-type="string" office:value="さる もの は おわず。">
            <text:p>さる もの は おわず。</text:p>
          </table:table-cell>
          <table:table-cell office:value-type="string" office:value="Do not chase after one who leaves.">
            <text:p>Do not chase after one who lea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立">
            <text:p>国立</text:p>
          </table:table-cell>
          <table:table-cell office:value-type="string" office:value="こくりつ">
            <text:p>こくりつ</text:p>
          </table:table-cell>
          <table:table-cell office:value-type="string" office:value="national">
            <text:p>nat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国立劇場が完成しました。">
            <text:p>新しい国立劇場が完成しました。</text:p>
          </table:table-cell>
          <table:table-cell office:value-type="string" office:value="あたらしい こくりつ げきじょう が かんせい しました。">
            <text:p>あたらしい こくりつ げきじょう が かんせい しました。</text:p>
          </table:table-cell>
          <table:table-cell office:value-type="string" office:value="The new National Theater was completed.">
            <text:p>The new National Theater was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計">
            <text:p>計</text:p>
          </table:table-cell>
          <table:table-cell office:value-type="string" office:value="けい">
            <text:p>けい</text:p>
          </table:table-cell>
          <table:table-cell office:value-type="string" office:value="total (usually used before a number)">
            <text:p>total (usually used before a numbe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人分の代金は計6000円です。">
            <text:p>3人分の代金は計6000円です。</text:p>
          </table:table-cell>
          <table:table-cell office:value-type="string" office:value="3 にん ぶん の だいきん は けい 6000 えん です。">
            <text:p>3 にん ぶん の だいきん は けい 6000 えん です。</text:p>
          </table:table-cell>
          <table:table-cell office:value-type="string" office:value="The cost for three people is 6000 yen in total.">
            <text:p>The cost for three people is 6000 yen in to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喜び">
            <text:p>喜び</text:p>
          </table:table-cell>
          <table:table-cell office:value-type="string" office:value="よろこび">
            <text:p>よろこび</text:p>
          </table:table-cell>
          <table:table-cell office:value-type="string" office:value="joy, delight">
            <text:p>joy, de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々は喜びに沸いた。">
            <text:p>人々は喜びに沸いた。</text:p>
          </table:table-cell>
          <table:table-cell office:value-type="string" office:value="ひとびと は よろこび に わいた。">
            <text:p>ひとびと は よろこび に わいた。</text:p>
          </table:table-cell>
          <table:table-cell office:value-type="string" office:value="People exploded with joy.">
            <text:p>People exploded with j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石油">
            <text:p>石油</text:p>
          </table:table-cell>
          <table:table-cell office:value-type="string" office:value="せきゆ">
            <text:p>せきゆ</text:p>
          </table:table-cell>
          <table:table-cell office:value-type="string" office:value="petroleum oil">
            <text:p>petroleum o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石油のほとんどを輸入しています。">
            <text:p>日本は石油のほとんどを輸入しています。</text:p>
          </table:table-cell>
          <table:table-cell office:value-type="string" office:value="にっぽん は せきゆ の ほとんど を ゆにゅう して います。">
            <text:p>にっぽん は せきゆ の ほとんど を ゆにゅう して います。</text:p>
          </table:table-cell>
          <table:table-cell office:value-type="string" office:value="Japan imports most of its oil.">
            <text:p>Japan imports most of its o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調子">
            <text:p>調子</text:p>
          </table:table-cell>
          <table:table-cell office:value-type="string" office:value="ちょうし">
            <text:p>ちょうし</text:p>
          </table:table-cell>
          <table:table-cell office:value-type="string" office:value="tone, condition">
            <text:p>tone, con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の調子がとても良いです。">
            <text:p>体の調子がとても良いです。</text:p>
          </table:table-cell>
          <table:table-cell office:value-type="string" office:value="からだ の ちょうし が とても いい です。">
            <text:p>からだ の ちょうし が とても いい です。</text:p>
          </table:table-cell>
          <table:table-cell office:value-type="string" office:value="I'm in good physical condition.">
            <text:p>I'm in good physical cond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単語">
            <text:p>単語</text:p>
          </table:table-cell>
          <table:table-cell office:value-type="string" office:value="たんご">
            <text:p>たんご</text:p>
          </table:table-cell>
          <table:table-cell office:value-type="string" office:value="word">
            <text:p>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語の単語をいくつ知っていますか。">
            <text:p>日本語の単語をいくつ知っていますか。</text:p>
          </table:table-cell>
          <table:table-cell office:value-type="string" office:value="にほん ご の たんご を いくつ しって います か。">
            <text:p>にほん ご の たんご を いくつ しって います か。</text:p>
          </table:table-cell>
          <table:table-cell office:value-type="string" office:value="How many Japanese words do you know?">
            <text:p>How many Japanese words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表情">
            <text:p>表情</text:p>
          </table:table-cell>
          <table:table-cell office:value-type="string" office:value="ひょうじょう">
            <text:p>ひょうじょう</text:p>
          </table:table-cell>
          <table:table-cell office:value-type="string" office:value="facial expression">
            <text:p>facial ex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表情が豊かですね。">
            <text:p>彼はとても表情が豊かですね。</text:p>
          </table:table-cell>
          <table:table-cell office:value-type="string" office:value="かれ は とても ひょうじょう が ゆたか です ね。">
            <text:p>かれ は とても ひょうじょう が ゆたか です ね。</text:p>
          </table:table-cell>
          <table:table-cell office:value-type="string" office:value="He's very expressive.">
            <text:p>He's very express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基地">
            <text:p>基地</text:p>
          </table:table-cell>
          <table:table-cell office:value-type="string" office:value="きち">
            <text:p>きち</text:p>
          </table:table-cell>
          <table:table-cell office:value-type="string" office:value="base, military base">
            <text:p>base, military b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昔、軍事基地でした。">
            <text:p>ここは昔、軍事基地でした。</text:p>
          </table:table-cell>
          <table:table-cell office:value-type="string" office:value="ここ は むかし、ぐんじ きち でした。">
            <text:p>ここ は むかし、ぐんじ きち でした。</text:p>
          </table:table-cell>
          <table:table-cell office:value-type="string" office:value="There used to be a military base here.">
            <text:p>There used to be a military bas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駐車">
            <text:p>駐車</text:p>
          </table:table-cell>
          <table:table-cell office:value-type="string" office:value="ちゅうしゃ">
            <text:p>ちゅうしゃ</text:p>
          </table:table-cell>
          <table:table-cell office:value-type="string" office:value="parking">
            <text:p>par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はここに駐車してください。">
            <text:p>車はここに駐車してください。</text:p>
          </table:table-cell>
          <table:table-cell office:value-type="string" office:value="くるま は ここ に ちゅうしゃ して ください。">
            <text:p>くるま は ここ に ちゅうしゃ して ください。</text:p>
          </table:table-cell>
          <table:table-cell office:value-type="string" office:value="Please park your car here.">
            <text:p>Please park your c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景気">
            <text:p>景気</text:p>
          </table:table-cell>
          <table:table-cell office:value-type="string" office:value="けいき">
            <text:p>けいき</text:p>
          </table:table-cell>
          <table:table-cell office:value-type="string" office:value="economic conditions">
            <text:p>economic condi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景気が回復してきたね。">
            <text:p>景気が回復してきたね。</text:p>
          </table:table-cell>
          <table:table-cell office:value-type="string" office:value="けいき が かいふく して きた ね。">
            <text:p>けいき が かいふく して きた ね。</text:p>
          </table:table-cell>
          <table:table-cell office:value-type="string" office:value="The economy is recovering.">
            <text:p>The economy is recov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比較的">
            <text:p>比較的</text:p>
          </table:table-cell>
          <table:table-cell office:value-type="string" office:value="ひかくてき">
            <text:p>ひかくてき</text:p>
          </table:table-cell>
          <table:table-cell office:value-type="string" office:value="comparatively, relatively">
            <text:p>comparatively, relativ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年は比較的景気がいい。">
            <text:p>今年は比較的景気がいい。</text:p>
          </table:table-cell>
          <table:table-cell office:value-type="string" office:value="ことし は ひかくてき けいき が いい。">
            <text:p>ことし は ひかくてき けいき が いい。</text:p>
          </table:table-cell>
          <table:table-cell office:value-type="string" office:value="Business is comparatively good this year.">
            <text:p>Business is comparatively good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植物">
            <text:p>植物</text:p>
          </table:table-cell>
          <table:table-cell office:value-type="string" office:value="しょくぶつ">
            <text:p>しょくぶつ</text:p>
          </table:table-cell>
          <table:table-cell office:value-type="string" office:value="plant, vegetation">
            <text:p>plant, vege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休日は植物の世話をして過ごします。">
            <text:p>休日は植物の世話をして過ごします。</text:p>
          </table:table-cell>
          <table:table-cell office:value-type="string" office:value="きゅうじつ は しょくぶつ の せわ を して すごします。">
            <text:p>きゅうじつ は しょくぶつ の せわ を して すごします。</text:p>
          </table:table-cell>
          <table:table-cell office:value-type="string" office:value="I spend my days off taking care of my plants.">
            <text:p>I spend my days off taking care of my pl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世間">
            <text:p>世間</text:p>
          </table:table-cell>
          <table:table-cell office:value-type="string" office:value="せけん">
            <text:p>せけん</text:p>
          </table:table-cell>
          <table:table-cell office:value-type="string" office:value="world, the public">
            <text:p>world, the publ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間の反応は冷たかったよ。">
            <text:p>世間の反応は冷たかったよ。</text:p>
          </table:table-cell>
          <table:table-cell office:value-type="string" office:value="せけん の はんのう は つめたかった よ。">
            <text:p>せけん の はんのう は つめたかった よ。</text:p>
          </table:table-cell>
          <table:table-cell office:value-type="string" office:value="The reaction from the public was cold.">
            <text:p>The reaction from the public wa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戦い">
            <text:p>戦い</text:p>
          </table:table-cell>
          <table:table-cell office:value-type="string" office:value="たたかい">
            <text:p>たたかい</text:p>
          </table:table-cell>
          <table:table-cell office:value-type="string" office:value="battle, fight">
            <text:p>battle, f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長い戦いが終わった。">
            <text:p>長い戦いが終わった。</text:p>
          </table:table-cell>
          <table:table-cell office:value-type="string" office:value="ながい たたかい が おわった。">
            <text:p>ながい たたかい が おわった。</text:p>
          </table:table-cell>
          <table:table-cell office:value-type="string" office:value="The long battle came to an end.">
            <text:p>The long battle came to an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限界">
            <text:p>限界</text:p>
          </table:table-cell>
          <table:table-cell office:value-type="string" office:value="げんかい">
            <text:p>げんかい</text:p>
          </table:table-cell>
          <table:table-cell office:value-type="string" office:value="limit, limitation">
            <text:p>limit, limi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う我慢の限界です。">
            <text:p>もう我慢の限界です。</text:p>
          </table:table-cell>
          <table:table-cell office:value-type="string" office:value="もう がまん の げんかい です。">
            <text:p>もう がまん の げんかい です。</text:p>
          </table:table-cell>
          <table:table-cell office:value-type="string" office:value="This is the limit to my patience.">
            <text:p>This is the limit to my pat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抜く">
            <text:p>抜く</text:p>
          </table:table-cell>
          <table:table-cell office:value-type="string" office:value="ぬく">
            <text:p>ぬく</text:p>
          </table:table-cell>
          <table:table-cell office:value-type="string" office:value="pull (something) out">
            <text:p>pull (something)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ワインのコルクを抜きました。">
            <text:p>ワインのコルクを抜きました。</text:p>
          </table:table-cell>
          <table:table-cell office:value-type="string" office:value="ワイン の コルク を ぬきました。">
            <text:p>ワイン の コルク を ぬきました。</text:p>
          </table:table-cell>
          <table:table-cell office:value-type="string" office:value="I uncorked the wine.">
            <text:p>I uncorked th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映">
            <text:p>反映</text:p>
          </table:table-cell>
          <table:table-cell office:value-type="string" office:value="はんえい">
            <text:p>はんえい</text:p>
          </table:table-cell>
          <table:table-cell office:value-type="string" office:value="reflection">
            <text:p>ref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型車に研究の成果が反映されています。">
            <text:p>新型車に研究の成果が反映されています。</text:p>
          </table:table-cell>
          <table:table-cell office:value-type="string" office:value="しんがた しゃ に けんきゅう の せいか が はんえい されて います。">
            <text:p>しんがた しゃ に けんきゅう の せいか が はんえい されて います。</text:p>
          </table:table-cell>
          <table:table-cell office:value-type="string" office:value="The results of our research are reflected in the new model.">
            <text:p>The results of our research are reflected in the new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低">
            <text:p>最低</text:p>
          </table:table-cell>
          <table:table-cell office:value-type="string" office:value="さいてい">
            <text:p>さいてい</text:p>
          </table:table-cell>
          <table:table-cell office:value-type="string" office:value="lowest, worst">
            <text:p>lowest, wo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今までで最低の記録だ。">
            <text:p>これは今までで最低の記録だ。</text:p>
          </table:table-cell>
          <table:table-cell office:value-type="string" office:value="これ は いま まで で さいてい の きろく だ。">
            <text:p>これ は いま まで で さいてい の きろく だ。</text:p>
          </table:table-cell>
          <table:table-cell office:value-type="string" office:value="This is the worst record so far.">
            <text:p>This is the worst record so f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狙う">
            <text:p>狙う</text:p>
          </table:table-cell>
          <table:table-cell office:value-type="string" office:value="ねらう">
            <text:p>ねらう</text:p>
          </table:table-cell>
          <table:table-cell office:value-type="string" office:value="aim, be after">
            <text:p>aim, be af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来年は優勝を狙います。">
            <text:p>来年は優勝を狙います。</text:p>
          </table:table-cell>
          <table:table-cell office:value-type="string" office:value="らいねん は ゆうしょう を ねらいます。">
            <text:p>らいねん は ゆうしょう を ねらいます。</text:p>
          </table:table-cell>
          <table:table-cell office:value-type="string" office:value="We will aim for a championship victory next year.">
            <text:p>We will aim for a championship victory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微妙">
            <text:p>微妙</text:p>
          </table:table-cell>
          <table:table-cell office:value-type="string" office:value="びみょう">
            <text:p>びみょう</text:p>
          </table:table-cell>
          <table:table-cell office:value-type="string" office:value="subtle, delicate">
            <text:p>subtle, delic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会社で微妙な立場にあります。">
            <text:p>彼は会社で微妙な立場にあります。</text:p>
          </table:table-cell>
          <table:table-cell office:value-type="string" office:value="かれ は かいしゃ で びみょうな たちば に あります。">
            <text:p>かれ は かいしゃ で びみょうな たちば に あります。</text:p>
          </table:table-cell>
          <table:table-cell office:value-type="string" office:value="He's in a delicate position in the company.">
            <text:p>He's in a delicate positi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ぶ">
            <text:p>結ぶ</text:p>
          </table:table-cell>
          <table:table-cell office:value-type="string" office:value="むすぶ">
            <text:p>むすぶ</text:p>
          </table:table-cell>
          <table:table-cell office:value-type="string" office:value="tie, join">
            <text:p>tie, jo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髪にリボンを結んだね。">
            <text:p>彼女は髪にリボンを結んだね。</text:p>
          </table:table-cell>
          <table:table-cell office:value-type="string" office:value="かのじょ は かみ に リボン を むすんだ ね。">
            <text:p>かのじょ は かみ に リボン を むすんだ ね。</text:p>
          </table:table-cell>
          <table:table-cell office:value-type="string" office:value="She tied a ribbon in her hair.">
            <text:p>She tied a ribbon in her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青年">
            <text:p>青年</text:p>
          </table:table-cell>
          <table:table-cell office:value-type="string" office:value="せいねん">
            <text:p>せいねん</text:p>
          </table:table-cell>
          <table:table-cell office:value-type="string" office:value="young man">
            <text:p>young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の青年たちはボランティア活動をしています。">
            <text:p>町の青年たちはボランティア活動をしています。</text:p>
          </table:table-cell>
          <table:table-cell office:value-type="string" office:value="まち の せいねん たち は ボランティア かつどう を して います。">
            <text:p>まち の せいねん たち は ボランティア かつどう を して います。</text:p>
          </table:table-cell>
          <table:table-cell office:value-type="string" office:value="Young people in the town are doing volunteer work.">
            <text:p>Young people in the town are doing volunte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劇場">
            <text:p>劇場</text:p>
          </table:table-cell>
          <table:table-cell office:value-type="string" office:value="げきじょう">
            <text:p>げきじょう</text:p>
          </table:table-cell>
          <table:table-cell office:value-type="string" office:value="theater">
            <text:p>the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午後8時に劇場の前で会いましょう。">
            <text:p>午後8時に劇場の前で会いましょう。</text:p>
          </table:table-cell>
          <table:table-cell office:value-type="string" office:value="ごご 8 じ に げきじょう の まえ で あいましょう。">
            <text:p>ごご 8 じ に げきじょう の まえ で あいましょう。</text:p>
          </table:table-cell>
          <table:table-cell office:value-type="string" office:value="Let's meet in front of the theater at 8:00 pm.">
            <text:p>Let's meet in front of the theater at 8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するに">
            <text:p>要するに</text:p>
          </table:table-cell>
          <table:table-cell office:value-type="string" office:value="ようするに">
            <text:p>ようするに</text:p>
          </table:table-cell>
          <table:table-cell office:value-type="string" office:value="in a word, in short">
            <text:p>in a word, in shor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要するに時機を待つべきだ。">
            <text:p>要するに時機を待つべきだ。</text:p>
          </table:table-cell>
          <table:table-cell office:value-type="string" office:value="ようする に じき を まつ べき だ。">
            <text:p>ようする に じき を まつ べき だ。</text:p>
          </table:table-cell>
          <table:table-cell office:value-type="string" office:value="In short, we should wait for the right opportunity.">
            <text:p>In short, we should wait for the right opportun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剣">
            <text:p>真剣</text:p>
          </table:table-cell>
          <table:table-cell office:value-type="string" office:value="しんけん">
            <text:p>しんけん</text:p>
          </table:table-cell>
          <table:table-cell office:value-type="string" office:value="serious, attentive">
            <text:p>serious, atten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真剣に話を聞いていました。">
            <text:p>彼は真剣に話を聞いていました。</text:p>
          </table:table-cell>
          <table:table-cell office:value-type="string" office:value="かれ は しんけん に はなし を きいて いました。">
            <text:p>かれ は しんけん に はなし を きいて いました。</text:p>
          </table:table-cell>
          <table:table-cell office:value-type="string" office:value="He was listening attentively to the story.">
            <text:p>He was listening attentively to th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講義">
            <text:p>講義</text:p>
          </table:table-cell>
          <table:table-cell office:value-type="string" office:value="こうぎ">
            <text:p>こうぎ</text:p>
          </table:table-cell>
          <table:table-cell office:value-type="string" office:value="lecture">
            <text:p>l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講義はとても分かりやすいですね。">
            <text:p>彼の講義はとても分かりやすいですね。</text:p>
          </table:table-cell>
          <table:table-cell office:value-type="string" office:value="かれ の こうぎ は とても わかりやすい です ね。">
            <text:p>かれ の こうぎ は とても わかりやすい です ね。</text:p>
          </table:table-cell>
          <table:table-cell office:value-type="string" office:value="His lectures are very easy to understand.">
            <text:p>His lectures are very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貴重">
            <text:p>貴重</text:p>
          </table:table-cell>
          <table:table-cell office:value-type="string" office:value="きちょう">
            <text:p>きちょう</text:p>
          </table:table-cell>
          <table:table-cell office:value-type="string" office:value="precious, valuable">
            <text:p>precious, valu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貴重な体験をしたわね。">
            <text:p>彼は貴重な体験をしたわね。</text:p>
          </table:table-cell>
          <table:table-cell office:value-type="string" office:value="かれ は きちょうな たいけん を した わ ね。">
            <text:p>かれ は きちょうな たいけん を した わ ね。</text:p>
          </table:table-cell>
          <table:table-cell office:value-type="string" office:value="He had a valuable experience.">
            <text:p>He had a valuable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工夫">
            <text:p>工夫</text:p>
          </table:table-cell>
          <table:table-cell office:value-type="string" office:value="くふう">
            <text:p>くふう</text:p>
          </table:table-cell>
          <table:table-cell office:value-type="string" office:value="scheme, devise, trick">
            <text:p>scheme, devise, tri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いろいろ工夫して仕事をやりとげたさ。">
            <text:p>いろいろ工夫して仕事をやりとげたさ。</text:p>
          </table:table-cell>
          <table:table-cell office:value-type="string" office:value="いろいろ くふう して しごと を やりとげた さ。">
            <text:p>いろいろ くふう して しごと を やりとげた さ。</text:p>
          </table:table-cell>
          <table:table-cell office:value-type="string" office:value="I made various adjustments and carried out the work.">
            <text:p>I made various adjustments and carried out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幅">
            <text:p>幅</text:p>
          </table:table-cell>
          <table:table-cell office:value-type="string" office:value="はば">
            <text:p>はば</text:p>
          </table:table-cell>
          <table:table-cell office:value-type="string" office:value="width, breadth">
            <text:p>width, bread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幅が狭いので気をつけて運転してください。">
            <text:p>この道は幅が狭いので気をつけて運転してください。</text:p>
          </table:table-cell>
          <table:table-cell office:value-type="string" office:value="この みち は はば が せまい ので きをつけて うんてん して ください。">
            <text:p>この みち は はば が せまい ので きをつけて うんてん して ください。</text:p>
          </table:table-cell>
          <table:table-cell office:value-type="string" office:value="The width of this road is narrow, so please drive carefully.">
            <text:p>The width of this road is narrow, so please drive car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必ずしも">
            <text:p>必ずしも</text:p>
          </table:table-cell>
          <table:table-cell office:value-type="string" office:value="かならずしも">
            <text:p>かならずしも</text:p>
          </table:table-cell>
          <table:table-cell office:value-type="string" office:value="not always, not necessarily">
            <text:p>not always, not necess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親切は必ずしも喜ばれるわけではない。">
            <text:p>親切は必ずしも喜ばれるわけではない。</text:p>
          </table:table-cell>
          <table:table-cell office:value-type="string" office:value="しんせつ は かならずしも よろこばれる わけ で は ない。">
            <text:p>しんせつ は かならずしも よろこばれる わけ で は ない。</text:p>
          </table:table-cell>
          <table:table-cell office:value-type="string" office:value="People don't necessarily appreciate kindness at all times.">
            <text:p>People don't necessarily appreciate kindness at all ti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券">
            <text:p>券</text:p>
          </table:table-cell>
          <table:table-cell office:value-type="string" office:value="けん">
            <text:p>けん</text:p>
          </table:table-cell>
          <table:table-cell office:value-type="string" office:value="voucher, ticket">
            <text:p>voucher,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場券をお持ちですか。">
            <text:p>入場券をお持ちですか。</text:p>
          </table:table-cell>
          <table:table-cell office:value-type="string" office:value="にゅうじょう けん を おもち です か。">
            <text:p>にゅうじょう けん を おもち です か。</text:p>
          </table:table-cell>
          <table:table-cell office:value-type="string" office:value="Do you have an admission ticket?">
            <text:p>Do you have an admission tick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外">
            <text:p>意外</text:p>
          </table:table-cell>
          <table:table-cell office:value-type="string" office:value="いがい">
            <text:p>いがい</text:p>
          </table:table-cell>
          <table:table-cell office:value-type="string" office:value="unexpected, surprising">
            <text:p>unexpected, surpris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意外にも彼は独身です。">
            <text:p>意外にも彼は独身です。</text:p>
          </table:table-cell>
          <table:table-cell office:value-type="string" office:value="いがい に も かれ は どくしん です。">
            <text:p>いがい に も かれ は どくしん です。</text:p>
          </table:table-cell>
          <table:table-cell office:value-type="string" office:value="Surprisingly, he is single.">
            <text:p>Surprisingly, he is si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視">
            <text:p>重視</text:p>
          </table:table-cell>
          <table:table-cell office:value-type="string" office:value="じゅうし">
            <text:p>じゅうし</text:p>
          </table:table-cell>
          <table:table-cell office:value-type="string" office:value="importance, value">
            <text:p>importance, val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企業では学歴が重視されるよ。">
            <text:p>あの企業では学歴が重視されるよ。</text:p>
          </table:table-cell>
          <table:table-cell office:value-type="string" office:value="あの きぎょう で は がくれき が じゅうし される よ。">
            <text:p>あの きぎょう で は がくれき が じゅうし される よ。</text:p>
          </table:table-cell>
          <table:table-cell office:value-type="string" office:value="That company values one's educational background.">
            <text:p>That company values one's educational back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医学">
            <text:p>医学</text:p>
          </table:table-cell>
          <table:table-cell office:value-type="string" office:value="いがく">
            <text:p>いがく</text:p>
          </table:table-cell>
          <table:table-cell office:value-type="string" office:value="medical science, medicine">
            <text:p>medical science, medic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医学を学んでいます。">
            <text:p>彼は医学を学んでいます。</text:p>
          </table:table-cell>
          <table:table-cell office:value-type="string" office:value="かれ は いがく を まなんで います。">
            <text:p>かれ は いがく を まなんで います。</text:p>
          </table:table-cell>
          <table:table-cell office:value-type="string" office:value="He studies medicine.">
            <text:p>He studies medic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プラス">
            <text:p>プラス</text:p>
          </table:table-cell>
          <table:table-cell office:value-type="string" office:value="プラス">
            <text:p>プラス</text:p>
          </table:table-cell>
          <table:table-cell office:value-type="string" office:value="plus, advantage">
            <text:p>plus, advant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経験はあなたにとってプラスになるでしょう。">
            <text:p>この経験はあなたにとってプラスになるでしょう。</text:p>
          </table:table-cell>
          <table:table-cell office:value-type="string" office:value="この けいけん は あなた にとって プラス に なる でしょう。">
            <text:p>この けいけん は あなた にとって プラス に なる でしょう。</text:p>
          </table:table-cell>
          <table:table-cell office:value-type="string" office:value="This experience will be a good thing for you.">
            <text:p>This experience will be a good thing for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刺激">
            <text:p>刺激</text:p>
          </table:table-cell>
          <table:table-cell office:value-type="string" office:value="しげき">
            <text:p>しげき</text:p>
          </table:table-cell>
          <table:table-cell office:value-type="string" office:value="stimulus">
            <text:p>stimulu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クイズ番組は脳を刺激するね。">
            <text:p>そのクイズ番組は脳を刺激するね。</text:p>
          </table:table-cell>
          <table:table-cell office:value-type="string" office:value="その クイズ ばんぐみ は のう を しげき する ね。">
            <text:p>その クイズ ばんぐみ は のう を しげき する ね。</text:p>
          </table:table-cell>
          <table:table-cell office:value-type="string" office:value="The quiz show stimulates the brain.">
            <text:p>The quiz show stimulates the b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間">
            <text:p>中間</text:p>
          </table:table-cell>
          <table:table-cell office:value-type="string" office:value="ちゅうかん">
            <text:p>ちゅうかん</text:p>
          </table:table-cell>
          <table:table-cell office:value-type="string" office:value="middle, between">
            <text:p>middle, betwe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ふたつの町の中間には川が流れているの。">
            <text:p>そのふたつの町の中間には川が流れているの。</text:p>
          </table:table-cell>
          <table:table-cell office:value-type="string" office:value="その ふたつ の まち の ちゅうかん に は かわ が ながれて いる の。">
            <text:p>その ふたつ の まち の ちゅうかん に は かわ が ながれて いる の。</text:p>
          </table:table-cell>
          <table:table-cell office:value-type="string" office:value="There's a river flowing between the two towns.">
            <text:p>There's a river flowing between the two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柔道">
            <text:p>柔道</text:p>
          </table:table-cell>
          <table:table-cell office:value-type="string" office:value="じゅうどう">
            <text:p>じゅうどう</text:p>
          </table:table-cell>
          <table:table-cell office:value-type="string" office:value="judo">
            <text:p>jud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柔道を習っています。">
            <text:p>私は柔道を習っています。</text:p>
          </table:table-cell>
          <table:table-cell office:value-type="string" office:value="わたし は じゅうどう を ならって います。">
            <text:p>わたし は じゅうどう を ならって います。</text:p>
          </table:table-cell>
          <table:table-cell office:value-type="string" office:value="I'm learning judo.">
            <text:p>I'm learning ju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削る">
            <text:p>削る</text:p>
          </table:table-cell>
          <table:table-cell office:value-type="string" office:value="けずる">
            <text:p>けずる</text:p>
          </table:table-cell>
          <table:table-cell office:value-type="string" office:value="scrape, cut back">
            <text:p>scrape, cut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家族のために仕事の時間を削った。">
            <text:p>彼は家族のために仕事の時間を削った。</text:p>
          </table:table-cell>
          <table:table-cell office:value-type="string" office:value="かれ は かぞく の ため に しごと の じかん を けずった。">
            <text:p>かれ は かぞく の ため に しごと の じかん を けずった。</text:p>
          </table:table-cell>
          <table:table-cell office:value-type="string" office:value="He reduced his working hours for his family.">
            <text:p>He reduced his working hours for his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昇">
            <text:p>上昇</text:p>
          </table:table-cell>
          <table:table-cell office:value-type="string" office:value="じょうしょう">
            <text:p>じょうしょう</text:p>
          </table:table-cell>
          <table:table-cell office:value-type="string" office:value="rise, upturn">
            <text:p>rise, uptur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球の気温は上昇している。">
            <text:p>地球の気温は上昇している。</text:p>
          </table:table-cell>
          <table:table-cell office:value-type="string" office:value="ちきゅう の きおん は じょうしょう して いる。">
            <text:p>ちきゅう の きおん は じょうしょう して いる。</text:p>
          </table:table-cell>
          <table:table-cell office:value-type="string" office:value="The temperature of the earth is rising.">
            <text:p>The temperature of the earth is ri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攻撃">
            <text:p>攻撃</text:p>
          </table:table-cell>
          <table:table-cell office:value-type="string" office:value="こうげき">
            <text:p>こうげき</text:p>
          </table:table-cell>
          <table:table-cell office:value-type="string" office:value="attack, assault">
            <text:p>attack, assaul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2003年にアメリカはイラクを攻撃した。">
            <text:p>2003年にアメリカはイラクを攻撃した。</text:p>
          </table:table-cell>
          <table:table-cell office:value-type="string" office:value="2003 ねん に アメリカ は イラク を こうげき した。">
            <text:p>2003 ねん に アメリカ は イラク を こうげき した。</text:p>
          </table:table-cell>
          <table:table-cell office:value-type="string" office:value="The United States attacked Iraq in 2003.">
            <text:p>The United States attacked Iraq in 200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候補">
            <text:p>候補</text:p>
          </table:table-cell>
          <table:table-cell office:value-type="string" office:value="こうほ">
            <text:p>こうほ</text:p>
          </table:table-cell>
          <table:table-cell office:value-type="string" office:value="candidate">
            <text:p>candi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長の候補は3人います。">
            <text:p>会長の候補は3人います。</text:p>
          </table:table-cell>
          <table:table-cell office:value-type="string" office:value="かいちょう の こうほ は 3 にん います。">
            <text:p>かいちょう の こうほ は 3 にん います。</text:p>
          </table:table-cell>
          <table:table-cell office:value-type="string" office:value="There are three candidates for chairperson.">
            <text:p>There are three candidates for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張">
            <text:p>主張</text:p>
          </table:table-cell>
          <table:table-cell office:value-type="string" office:value="しゅちょう">
            <text:p>しゅちょう</text:p>
          </table:table-cell>
          <table:table-cell office:value-type="string" office:value="claim, assertion">
            <text:p>claim, asser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上司は私の主張を受け入れた。">
            <text:p>上司は私の主張を受け入れた。</text:p>
          </table:table-cell>
          <table:table-cell office:value-type="string" office:value="じょうし は わたし の しゅちょう を うけいれた。">
            <text:p>じょうし は わたし の しゅちょう を うけいれた。</text:p>
          </table:table-cell>
          <table:table-cell office:value-type="string" office:value="My boss accepted my claim.">
            <text:p>My boss accepted my cla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条件">
            <text:p>条件</text:p>
          </table:table-cell>
          <table:table-cell office:value-type="string" office:value="じょうけん">
            <text:p>じょうけん</text:p>
          </table:table-cell>
          <table:table-cell office:value-type="string" office:value="condition, term">
            <text:p>condition, t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条件では厳しすぎます。">
            <text:p>この条件では厳しすぎます。</text:p>
          </table:table-cell>
          <table:table-cell office:value-type="string" office:value="この じょうけん で は きびし すぎます。">
            <text:p>この じょうけん で は きびし すぎます。</text:p>
          </table:table-cell>
          <table:table-cell office:value-type="string" office:value="These terms are too strict.">
            <text:p>These terms are too stri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援助">
            <text:p>援助</text:p>
          </table:table-cell>
          <table:table-cell office:value-type="string" office:value="えんじょ">
            <text:p>えんじょ</text:p>
          </table:table-cell>
          <table:table-cell office:value-type="string" office:value="aid, assistance">
            <text:p>aid, assis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には物資の援助が必要です。">
            <text:p>その国には物資の援助が必要です。</text:p>
          </table:table-cell>
          <table:table-cell office:value-type="string" office:value="その くに に は ぶっし の えんじょ が ひつよう です。">
            <text:p>その くに に は ぶっし の えんじょ が ひつよう です。</text:p>
          </table:table-cell>
          <table:table-cell office:value-type="string" office:value="The country needs material aid.">
            <text:p>The country needs material a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者">
            <text:p>作者</text:p>
          </table:table-cell>
          <table:table-cell office:value-type="string" office:value="さくしゃ">
            <text:p>さくしゃ</text:p>
          </table:table-cell>
          <table:table-cell office:value-type="string" office:value="writer, creator of an artwork">
            <text:p>writer, creator of an artwo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作者は誰ですか。">
            <text:p>この本の作者は誰ですか。</text:p>
          </table:table-cell>
          <table:table-cell office:value-type="string" office:value="この ほん の さくしゃ は だれ です か。">
            <text:p>この ほん の さくしゃ は だれ です か。</text:p>
          </table:table-cell>
          <table:table-cell office:value-type="string" office:value="Who is the writer of this book?">
            <text:p>Who is the writer of this boo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賛成">
            <text:p>賛成</text:p>
          </table:table-cell>
          <table:table-cell office:value-type="string" office:value="さんせい">
            <text:p>さんせい</text:p>
          </table:table-cell>
          <table:table-cell office:value-type="string" office:value="approval, agreement">
            <text:p>approval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彼の意見に賛成だ。">
            <text:p>私は彼の意見に賛成だ。</text:p>
          </table:table-cell>
          <table:table-cell office:value-type="string" office:value="わたし は かれ の いけん に さんせい だ。">
            <text:p>わたし は かれ の いけん に さんせい だ。</text:p>
          </table:table-cell>
          <table:table-cell office:value-type="string" office:value="I agree with his opinion.">
            <text:p>I agree with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法則">
            <text:p>法則</text:p>
          </table:table-cell>
          <table:table-cell office:value-type="string" office:value="ほうそく">
            <text:p>ほうそく</text:p>
          </table:table-cell>
          <table:table-cell office:value-type="string" office:value="law, principle">
            <text:p>law, princ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勝利するには法則があるそうだ。">
            <text:p>勝利するには法則があるそうだ。</text:p>
          </table:table-cell>
          <table:table-cell office:value-type="string" office:value="しょうり する に は ほうそく が ある そうだ。">
            <text:p>しょうり する に は ほうそく が ある そうだ。</text:p>
          </table:table-cell>
          <table:table-cell office:value-type="string" office:value="I hear that there are principles to follow in order to win.">
            <text:p>I hear that there are principles to follow in order to w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科目">
            <text:p>科目</text:p>
          </table:table-cell>
          <table:table-cell office:value-type="string" office:value="かもく">
            <text:p>かもく</text:p>
          </table:table-cell>
          <table:table-cell office:value-type="string" office:value="school subject">
            <text:p>school su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3科目のテストを受けたよ。">
            <text:p>今日は3科目のテストを受けたよ。</text:p>
          </table:table-cell>
          <table:table-cell office:value-type="string" office:value="きょう は 3 かもく の テスト を うけた よ。">
            <text:p>きょう は 3 かもく の テスト を うけた よ。</text:p>
          </table:table-cell>
          <table:table-cell office:value-type="string" office:value="I took exams for three subjects today.">
            <text:p>I took exams for three subject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務める">
            <text:p>務める</text:p>
          </table:table-cell>
          <table:table-cell office:value-type="string" office:value="つとめる">
            <text:p>つとめる</text:p>
          </table:table-cell>
          <table:table-cell office:value-type="string" office:value="perform a duty, play a role">
            <text:p>perform a duty, play a ro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が司会を務めます。">
            <text:p>私が司会を務めます。</text:p>
          </table:table-cell>
          <table:table-cell office:value-type="string" office:value="わたし が しかい を つとめます。">
            <text:p>わたし が しかい を つとめます。</text:p>
          </table:table-cell>
          <table:table-cell office:value-type="string" office:value="I'll be the host.">
            <text:p>I'll be the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務める">
            <text:p>務める</text:p>
          </table:table-cell>
          <table:table-cell office:value-type="string" office:value="つとめる">
            <text:p>つとめる</text:p>
          </table:table-cell>
          <table:table-cell office:value-type="string" office:value="perform a duty, play a role">
            <text:p>perform a duty, play a ro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が司会を務めます。">
            <text:p>私が司会を務めます。</text:p>
          </table:table-cell>
          <table:table-cell office:value-type="string" office:value="わたし が しかい を つとめます。">
            <text:p>わたし が しかい を つとめます。</text:p>
          </table:table-cell>
          <table:table-cell office:value-type="string" office:value="I'll be the host.">
            <text:p>I'll be the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